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d9" officeooo:paragraph-rsid="000db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CHANGE HER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15T18:03:56.241653872</dc:date>
    <meta:editing-duration>PT2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